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1d7b82" officeooo:paragraph-rsid="00181a4d" style:font-size-asian="10.5pt"/>
    </style:style>
    <style:style style:name="P2" style:family="paragraph" style:parent-style-name="Standard">
      <style:paragraph-properties fo:text-align="start" style:justify-single-word="false"/>
      <style:text-properties fo:language="pt" fo:country="BR" officeooo:rsid="001d7b82" officeooo:paragraph-rsid="001d7b82" style:font-size-asian="10.5pt"/>
    </style:style>
    <style:style style:name="P3" style:family="paragraph" style:parent-style-name="Standard">
      <style:text-properties fo:font-variant="normal" fo:text-transform="none" fo:color="#333333" style:font-name="Arial" fo:font-size="12pt" fo:letter-spacing="normal" fo:language="pt" fo:country="BR" fo:font-style="normal" fo:font-weight="normal" style:font-size-asian="12pt" style:font-size-complex="12pt"/>
    </style:style>
    <style:style style:name="P4" style:family="paragraph" style:parent-style-name="Standard">
      <style:text-properties style:font-name="Arial" fo:font-size="12pt" fo:language="pt" fo:country="BR" style:font-size-asian="12pt" style:font-size-complex="12pt"/>
    </style:style>
    <style:style style:name="P5" style:family="paragraph" style:parent-style-name="Standard">
      <style:text-properties style:font-name="Arial" fo:font-size="12pt" fo:language="pt" fo:country="BR" officeooo:paragraph-rsid="001d7b82" style:font-size-asian="12pt" style:font-size-complex="12pt"/>
    </style:style>
    <style:style style:name="P6" style:family="paragraph" style:parent-style-name="Standard">
      <style:text-properties style:font-name="Arial" fo:font-size="12pt" fo:language="pt" fo:country="BR" officeooo:rsid="0015fb00" officeooo:paragraph-rsid="0015fb00" style:font-size-asian="12pt" style:font-size-complex="12pt"/>
    </style:style>
    <style:style style:name="P7" style:family="paragraph" style:parent-style-name="Standard">
      <style:text-properties style:font-name="Arial" fo:font-size="12pt" fo:language="pt" fo:country="BR" officeooo:rsid="0015fb00" officeooo:paragraph-rsid="001ad2a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pt" fo:country="BR" officeooo:rsid="001d7b82" officeooo:paragraph-rsid="001d7b8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pt" fo:country="BR" officeooo:rsid="001d7b82" officeooo:paragraph-rsid="00181a4d" style:font-size-asian="12pt" style:font-size-complex="12pt"/>
    </style:style>
    <style:style style:name="P10" style:family="paragraph" style:parent-style-name="Standard">
      <style:text-properties style:font-name="Arial" fo:font-size="12pt" fo:language="pt" fo:country="BR" officeooo:rsid="001eb2be" officeooo:paragraph-rsid="001eb2be" style:font-size-asian="12pt" style:font-size-complex="12pt"/>
    </style:style>
    <style:style style:name="P11" style:family="paragraph" style:parent-style-name="Standard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language="pt" fo:country="BR" fo:font-weight="bold" officeooo:rsid="0015fb00" officeooo:paragraph-rsid="0015fb0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" fo:font-size="12pt" fo:language="pt" fo:country="BR" fo:font-weight="bold" officeooo:rsid="0015fb00" officeooo:paragraph-rsid="001ad2ac" style:font-size-asian="12pt" style:font-weight-asian="bold" style:font-size-complex="12pt" style:font-weight-complex="bold"/>
    </style:style>
    <style:style style:name="P14" style:family="paragraph" style:parent-style-name="Text_20_body" style:list-style-name="L2">
      <style:text-properties fo:font-size="12pt" fo:language="pt" fo:country="BR" style:font-size-asian="12pt" style:font-size-complex="12pt"/>
    </style:style>
    <style:style style:name="P15" style:family="paragraph" style:parent-style-name="Text_20_body" style:list-style-name="L2"/>
    <style:style style:name="P16" style:family="paragraph" style:parent-style-name="Text_20_body">
      <style:text-properties style:font-name="Arial" fo:font-size="12pt" fo:language="pt" fo:country="BR" style:font-size-asian="12pt" style:font-size-complex="12pt"/>
    </style:style>
    <style:style style:name="P17" style:family="paragraph" style:parent-style-name="Text_20_body">
      <style:text-properties style:font-name="Arial" fo:font-size="12pt" fo:language="pt" fo:country="BR" officeooo:paragraph-rsid="001d7b82" style:font-size-asian="12pt" style:font-size-complex="12pt"/>
    </style:style>
    <style:style style:name="P18" style:family="paragraph" style:parent-style-name="Text_20_body" style:list-style-name="L1">
      <style:text-properties style:font-name="Arial" fo:font-size="12pt" fo:language="pt" fo:country="BR" style:font-size-asian="12pt" style:font-size-complex="12pt"/>
    </style:style>
    <style:style style:name="P19" style:family="paragraph" style:parent-style-name="Text_20_body" style:list-style-name="L2">
      <style:paragraph-properties fo:margin-top="0in" fo:margin-bottom="0in" loext:contextual-spacing="false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officeooo:paragraph-rsid="001f946d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style:font-name="Arial" fo:font-size="12pt" fo:language="pt" fo:country="BR" style:font-size-asian="12pt" style:font-size-complex="12pt"/>
    </style:style>
    <style:style style:name="T1" style:family="text">
      <style:text-properties officeooo:rsid="0017139b"/>
    </style:style>
    <style:style style:name="T2" style:family="text">
      <style:text-properties officeooo:rsid="00181a4d"/>
    </style:style>
    <style:style style:name="T3" style:family="text">
      <style:text-properties fo:font-variant="normal" fo:text-transform="none" fo:color="#333333" style:font-name="Helvetica Neue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normal" officeooo:rsid="00181a4d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 officeooo:rsid="0019d034"/>
    </style:style>
    <style:style style:name="T6" style:family="text">
      <style:text-properties fo:font-variant="normal" fo:text-transform="none" fo:color="#333333" style:font-name="Helvetica Neue" fo:letter-spacing="normal" fo:font-style="normal" fo:font-weight="normal" officeooo:rsid="001d7b82"/>
    </style:style>
    <style:style style:name="T7" style:family="text">
      <style:text-properties fo:font-variant="normal" fo:text-transform="none" fo:color="#333333" fo:letter-spacing="normal" fo:font-style="normal"/>
    </style:style>
    <style:style style:name="T8" style:family="text">
      <style:text-properties fo:font-variant="normal" fo:text-transform="none" fo:color="#333333" fo:letter-spacing="normal" fo:font-style="normal" fo:font-weight="normal"/>
    </style:style>
    <style:style style:name="T9" style:family="text">
      <style:text-properties fo:font-variant="normal" fo:text-transform="none" fo:color="#333333" fo:letter-spacing="normal" fo:font-style="normal" fo:font-weight="normal" officeooo:rsid="00181a4d"/>
    </style:style>
    <style:style style:name="T10" style:family="text">
      <style:text-properties fo:font-variant="normal" fo:text-transform="none" fo:color="#333333" fo:letter-spacing="normal" fo:font-style="normal" fo:font-weight="normal" officeooo:rsid="0019d034"/>
    </style:style>
    <style:style style:name="T11" style:family="text">
      <style:text-properties fo:font-variant="normal" fo:text-transform="none" fo:color="#333333" fo:letter-spacing="normal" fo:font-style="normal" fo:font-weight="normal" officeooo:rsid="001d7b82"/>
    </style:style>
    <style:style style:name="T12" style:family="text">
      <style:text-properties fo:font-variant="normal" fo:text-transform="none" fo:color="#333333" fo:letter-spacing="normal" fo:font-style="normal" officeooo:rsid="00181a4d"/>
    </style:style>
    <style:style style:name="T13" style:family="text">
      <style:text-properties fo:font-variant="normal" fo:text-transform="none" fo:color="#333333" fo:letter-spacing="normal" fo:font-style="normal" officeooo:rsid="0019d034"/>
    </style:style>
    <style:style style:name="T14" style:family="text">
      <style:text-properties officeooo:rsid="0019d034"/>
    </style:style>
    <style:style style:name="T15" style:family="text">
      <style:text-properties fo:font-size="12pt" style:font-size-complex="12pt"/>
    </style:style>
    <style:style style:name="T16" style:family="text">
      <style:text-properties fo:font-size="12pt" officeooo:rsid="0019d034" style:font-size-complex="12pt"/>
    </style:style>
    <style:style style:name="T17" style:family="text">
      <style:text-properties fo:font-size="12pt" officeooo:rsid="001ad2ac" style:font-size-complex="12pt"/>
    </style:style>
    <style:style style:name="T18" style:family="text">
      <style:text-properties fo:font-size="12pt" officeooo:rsid="001eb2be" style:font-size-complex="12pt"/>
    </style:style>
    <style:style style:name="T19" style:family="text">
      <style:text-properties fo:font-size="12pt" fo:language="pt" fo:country="BR" style:font-size-asian="12pt" style:font-size-complex="12pt"/>
    </style:style>
    <style:style style:name="T20" style:family="text">
      <style:text-properties officeooo:rsid="001ad2ac"/>
    </style:style>
    <style:style style:name="T21" style:family="text">
      <style:text-properties officeooo:rsid="001d7b82"/>
    </style:style>
    <style:style style:name="T22" style:family="text">
      <style:text-properties officeooo:rsid="001eb2be"/>
    </style:style>
    <style:style style:name="T23" style:family="text">
      <style:text-properties style:font-name="Arial"/>
    </style:style>
    <style:style style:name="T24" style:family="text">
      <style:text-properties style:font-name="Arial" fo:font-size="12pt" style:font-size-asian="12pt" style:font-size-complex="12pt"/>
    </style:style>
    <style:style style:name="T25" style:family="text">
      <style:text-properties style:font-name="Arial" fo:font-size="12pt" fo:language="pt" fo:country="BR" style:font-size-asian="12pt" style:font-size-complex="12pt"/>
    </style:style>
    <style:style style:name="T26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T27" style:family="text"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T28" style:family="text">
      <style:text-properties style:font-name="Arial" fo:font-weight="bold" style:font-weight-asian="bold" style:font-weight-complex="bold"/>
    </style:style>
    <style:style style:name="T29" style:family="text">
      <style:text-properties style:font-name="Arial" fo:font-weight="normal" style:font-weight-asian="normal" style:font-weight-complex="normal"/>
    </style:style>
    <style:style style:name="T30" style:family="text">
      <style:text-properties fo:language="pt" fo:country="BR"/>
    </style:style>
    <style:style style:name="T31" style:family="text">
      <style:text-properties officeooo:rsid="001f946d"/>
    </style:style>
    <style:style style:name="T32" style:family="text">
      <style:text-properties officeooo:rsid="001fb2cb"/>
    </style:style>
    <style:style style:name="T33" style:family="text">
      <style:text-properties officeooo:rsid="0021a1f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xercícios <text:span text:style-name="T14">01 + Respostas</text:span></text:p>
      <text:p text:style-name="P6"/>
      <text:p text:style-name="P4"/>
      <text:p text:style-name="P11">1. Existem dois princípios fundamentais na construção de compiladores, explique co<text:span text:style-name="T1">m</text:span> suas palavras o que significa cada um desses dois princípios <text:span text:style-name="T14">significam</text:span>.</text:p>
      <text:p text:style-name="P4"/>
      <text:p text:style-name="P8"><text:tab/>O compilador deve preservar o significado do programa a ser compilado.</text:p>
      <text:p text:style-name="P8"><text:s text:c="2"/><text:tab/>O compilador deve melhorar o programa de entrada de alguma forma perceptível.</text:p>
      <text:p text:style-name="P4"/>
      <text:p text:style-name="P11"><text:span text:style-name="T2">2. Explique o que é um </text:span><text:span text:style-name="T7">ciclo autossuficiente </text:span><text:span text:style-name="T12">em uma </text:span><text:span text:style-name="T13">linguagem</text:span><text:span text:style-name="T12"> de programação.</text:span></text:p>
      <text:p text:style-name="P4"><text:span text:style-name="T9"/></text:p>
      <text:p text:style-name="P5"><text:span text:style-name="T9"><text:tab/>É </text:span><text:span text:style-name="T11">quando a linguagem já esta suficientemente completa e com ela podemos gerar seu próprio compilador, </text:span></text:p>
      <text:p text:style-name="P4"/>
      <text:p text:style-name="P11"><text:span text:style-name="T12">3. </text:span><text:span text:style-name="T7">Fale sobre a importante da </text:span><text:span text:style-name="T13">otimização</text:span><text:span text:style-name="T7"> e do tempo em um </text:span><text:span text:style-name="T13">projeto</text:span><text:span text:style-name="T7"> de </text:span><text:span text:style-name="T13">compiladores.</text:span></text:p>
      <text:p text:style-name="P4"><text:span text:style-name="T8"/></text:p>
      <text:p text:style-name="P5"><text:span text:style-name="T8"><text:tab/></text:span><text:span text:style-name="T11">Otimização: são as tentavas de produzir um compilador que gere um código mais eficiente consumindo menos memória e processamento.</text:span></text:p>
      <text:p text:style-name="P5"><text:span text:style-name="T11"><text:tab/>O tempo de compilação se refere a técnicas para reduzir o tempo gasto na compilação de programada</text:span></text:p>
      <text:p text:style-name="P4"/>
      <text:p text:style-name="P11"><text:span text:style-name="T14">4</text:span>. Escreva o que você entende por linguagem de programação - <text:span text:style-name="T14">utilize o conceito explicado no texto para auxiliar a resposta</text:span>.</text:p>
      <text:p text:style-name="P4"/>
      <text:p text:style-name="P16"><text:tab/>Em programação definimos a linguagem como o meio de comunicação entre o pensamento humano e as ações de um computador. As linguagens de programação são projetadas para permitir que seres humanos expressem processos computacionais em uma sequencia de operações <text:span text:style-name="T21">para que o computador possa entender.</text:span></text:p>
      <text:p text:style-name="P4"/>
      <text:p text:style-name="P11"><text:span text:style-name="T14">5. E</text:span>xplique o que é como funciona o processo de <text:span text:style-name="T14">tradução</text:span> de uma <text:span text:style-name="T14">linguagem</text:span> de al<text:span text:style-name="T14">t</text:span>o <text:span text:style-name="T14">nível</text:span> para uma <text:span text:style-name="T14">linguagem</text:span> de <text:span text:style-name="T14">baixo</text:span> <text:span text:style-name="T14">nível.</text:span></text:p>
      <text:p text:style-name="P4"/>
      <text:p text:style-name="P3"><text:tab/>O processo de tradução de uma linguagem de alto nível para linguagem de baixo nível é feito através de softwares conhecidos como compiladores e tem como entrada uma linguagem fonte, alto nível, e como saída uma linguagem objeto, baixo nível.</text:p>
      <text:p text:style-name="P4"/>
      <text:p text:style-name="P11"><text:span text:style-name="T14">6</text:span>. Quais as cincos classificações das linguagens de programação, de exemplos.</text:p>
      <text:p text:style-name="P4"/>
      <text:p text:style-name="P17"><text:tab/>1ª linguagens de máquina – baixo nível.</text:p>
      <text:p text:style-name="P17"><text:tab/>2ª linguagens simbólicas ou montagem (Assembly) – baixo nível.</text:p>
      <text:list xml:id="list8404250784292181416" text:style-name="L1">
        <text:list-header>
          <text:p text:style-name="P21">3ª linguagens orientadas a usuário – alto nível – <text:span text:style-name="T21">Pascal – Java - C++</text:span>.</text:p>
          <text:p text:style-name="P21">4ª linguagens orientadas a aplicação – alto nível – <text:span text:style-name="T21">SQL - Access</text:span>.</text:p>
          <text:p text:style-name="P18">5ª linguagens de conhecimento – alto nível - <text:span text:style-name="T21">PROLOG</text:span>.</text:p>
        </text:list-header>
      </text:list>
      <text:p text:style-name="P4"/>
      <text:p text:style-name="P11"><text:span text:style-name="T14">7</text:span>. Cite os <text:span text:style-name="T14">cinco</text:span> tipos de tradutores e o significado de cada um.</text:p>
      <text:p text:style-name="P4"/>
      <text:list xml:id="list5243842070289367700" text:style-name="L2">
        <text:list-item>
          <text:p text:style-name="P14"><text:span text:style-name="Strong_20_Emphasis"><text:span text:style-name="T23"><text:tab/></text:span></text:span><text:span text:style-name="Strong_20_Emphasis"><text:span text:style-name="T29">Montadores</text:span></text:span><text:span text:style-name="T29">: também chamados de assemblers, eles mapeiam instruções em </text:span><text:soft-page-break/><text:span text:style-name="T29">linguagem simbólica para instruções em linguagem de máquina. Disasembler ou desmontadores fazer o processo inverso.</text:span></text:p>
        </text:list-item>
        <text:list-item>
          <text:p text:style-name="P20"><text:span text:style-name="Strong_20_Emphasis"><text:span text:style-name="T27">Macro assemblers</text:span></text:span><text:span text:style-name="T27">: funcionam da mesma forma que os montadores, porém podem ser criados “macros” que representam uma sequência de comandos em linguagem simbólica.</text:span></text:p>
        </text:list-item>
        <text:list-item>
          <text:p text:style-name="P19"><text:span text:style-name="Strong_20_Emphasis"><text:span text:style-name="T27">Compiladores</text:span></text:span><text:span text:style-name="T27">: mapeiam programas escritos em linguagem de alto nível para linguagem simbólica ou de máquina.</text:span></text:p>
        </text:list-item>
        <text:list-item>
          <text:p text:style-name="P19"><text:span text:style-name="Strong_20_Emphasis"><text:span text:style-name="T27">Pré-compiladores</text:span></text:span><text:span text:style-name="T27">: também chamados de pré-processadores ou filtros são programas que estendem a sintaxe de uma linguagem de alto nível com o objetivo de fazer a conversão entre duas lingaugem de alto nível.</text:span></text:p>
        </text:list-item>
        <text:list-item>
          <text:p text:style-name="P15"><text:span text:style-name="Strong_20_Emphasis"><text:span text:style-name="T27">Interpretadores</text:span></text:span><text:span text:style-name="T27">: Po</text:span><text:span text:style-name="T25">ssuem como entrada uma linguagem intermediária ou a própria linguagem fonte, e um programa compilado produz o efeito de execução.</text:span></text:p>
        </text:list-item>
      </text:list>
      <text:p text:style-name="P4"/>
      <text:p text:style-name="P11"><text:span text:style-name="T14">8</text:span>. Explique as diferenças entre um compilador e um interpretador.</text:p>
      <text:p text:style-name="P4"/>
      <text:p text:style-name="P4"><text:tab/>Um interpretador pode ser entendido como um processo que em vez de visar um conjunto de instruções de um processador visa produzir o efeito de sua execução. Eles normalmente interpretam uma <text:span text:style-name="T31">representação</text:span> intermediária do programa fonte.</text:p>
      <text:p text:style-name="P17"><text:tab/><text:span text:style-name="T21">O compilador converte uma linguagem fonte, em uma linguagem destino que vai ser executada direto no processador.</text:span><text:tab/></text:p>
      <text:p text:style-name="P17"><text:tab/>Os compiladores e interpretadores possuem muitas características em comum, pois executam as mesmas tarefas, como por exemplo analisar o programa e determinar se ele é valido ou não.</text:p>
      <text:p text:style-name="P4"/>
      <text:p text:style-name="P11"><text:span text:style-name="T14">9</text:span>. Quais as <text:span text:style-name="T14">seis </text:span>fases e as duas tarefas do processo de compilação.</text:p>
      <text:p text:style-name="P4"/>
      <text:p text:style-name="P4"><text:tab/><text:span text:style-name="T22">Tarefas – Analise e Síntese.</text:span></text:p>
      <text:p text:style-name="P4"><text:span text:style-name="T22"><text:tab/>Fases - Analisador léxico, Analisador sintético, Analisador semântico, Gerador de código intermediário, Otimizador de código, Gerador de código</text:span></text:p>
      <text:p text:style-name="P4"/>
      <text:p text:style-name="P13"><text:span text:style-name="T20">10</text:span>. O que é um interpretador puro e um interpretador misto.</text:p>
      <text:p text:style-name="P7"/>
      <text:p text:style-name="P10"><text:tab/>Interpretador puro: Cada instrução é quebrada em tokens analisada verificada semanticamente e interpretada toda vez que é executada.</text:p>
      <text:p text:style-name="P10"><text:tab/>Interpretador misto: Traduzem todo o código intermediário e depois interpretam esse código.</text:p>
      <text:p text:style-name="P7"/>
      <text:p text:style-name="P13"><text:span text:style-name="T20">11</text:span>. O que é o processo de compilação conhecido como JIT.</text:p>
      <text:p text:style-name="P7"/>
      <text:p text:style-name="P10"><text:tab/>Just in Time é <text:span text:style-name="T32">o processo que permite</text:span> compila<text:span text:style-name="T32">r </text:span>para código de máquina <text:span text:style-name="T33">os processos mais utilizadosc </text:span>a fim de otimizar sua execução.</text:p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0:06:02.229556000</meta:creation-date>
    <dc:date>2015-12-09T10:00:57.493440000</dc:date>
    <meta:editing-duration>PT14M4S</meta:editing-duration>
    <meta:editing-cycles>9</meta:editing-cycles>
    <meta:generator>LibreOffice/5.0.3.2$MacOSX_X86_64 LibreOffice_project/e5f16313668ac592c1bfb310f4390624e3dbfb75</meta:generator>
    <meta:document-statistic meta:table-count="0" meta:image-count="0" meta:object-count="0" meta:page-count="2" meta:paragraph-count="37" meta:word-count="649" meta:character-count="4163" meta:non-whitespace-character-count="3528"/>
  </office:meta>
</office:document-meta>
</file>